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" style:parent-style-name="Normal" style:family="paragraph">
      <style:paragraph-properties fo:margin-top="0.0694in" fo:margin-bottom="0.0694in" fo:line-height="100%"/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" style:parent-style-name="Normal" style:family="paragraph">
      <style:paragraph-properties fo:margin-top="0.0694in" fo:margin-bottom="0.0694in" fo:line-height="100%"/>
    </style:style>
    <style:style style:name="T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" style:parent-style-name="Normal" style:family="paragraph">
      <style:paragraph-properties fo:margin-top="0.0694in" fo:margin-bottom="0.0694in" fo:line-height="100%"/>
    </style:style>
    <style:style style:name="T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" style:parent-style-name="Normal" style:family="paragraph">
      <style:paragraph-properties fo:margin-top="0.0694in" fo:margin-bottom="0.0694in" fo:line-height="100%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" style:parent-style-name="Normal" style:family="paragraph">
      <style:paragraph-properties fo:margin-top="0.0694in" fo:margin-bottom="0.0694in" fo:line-height="100%"/>
    </style:style>
    <style:style style:name="T2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" style:parent-style-name="Normal" style:family="paragraph">
      <style:paragraph-properties fo:margin-top="0.0694in" fo:margin-bottom="0.0694in" fo:line-height="100%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6" style:parent-style-name="Normal" style:family="paragraph">
      <style:paragraph-properties fo:margin-top="0.0694in" fo:margin-bottom="0.0694in" fo:line-height="100%"/>
    </style:style>
    <style:style style:name="T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9" style:parent-style-name="Normal" style:family="paragraph">
      <style:paragraph-properties fo:margin-top="0.0694in" fo:margin-bottom="0.0694in" fo:line-height="100%"/>
    </style:style>
    <style:style style:name="T4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" style:parent-style-name="Normal" style:family="paragraph">
      <style:paragraph-properties fo:margin-top="0.0694in" fo:margin-bottom="0.0694in" fo:line-height="100%"/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" style:parent-style-name="Normal" style:family="paragraph">
      <style:paragraph-properties fo:margin-top="0.0694in" fo:margin-bottom="0.0694in" fo:line-height="100%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" style:parent-style-name="Normal" style:family="paragraph">
      <style:paragraph-properties fo:margin-top="0.0694in" fo:margin-bottom="0.0694in" fo:line-height="100%"/>
    </style:style>
    <style:style style:name="T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" style:parent-style-name="Normal" style:family="paragraph">
      <style:paragraph-properties fo:margin-top="0.0694in" fo:margin-bottom="0.0694in" fo:line-height="100%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7.5pt" style:font-size-asian="7.5pt" style:font-size-complex="7.5pt"/>
    </style:style>
    <style:style style:name="P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6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70" style:parent-style-name="Normal" style:family="paragraph">
      <style:paragraph-properties fo:margin-top="0.0694in" fo:margin-bottom="0.0694in" fo:line-height="100%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" style:parent-style-name="Normal" style:family="paragraph">
      <style:paragraph-properties fo:margin-top="0.0694in" fo:margin-bottom="0.0694in" fo:line-height="100%"/>
    </style:style>
    <style:style style:name="T7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" style:parent-style-name="Normal" style:family="paragraph">
      <style:paragraph-properties fo:margin-top="0.0694in" fo:margin-bottom="0.0694in" fo:line-height="100%"/>
    </style:style>
    <style:style style:name="T7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" style:parent-style-name="Normal" style:family="paragraph">
      <style:paragraph-properties fo:margin-top="0.0694in" fo:margin-bottom="0.0694in" fo:line-height="100%"/>
    </style:style>
    <style:style style:name="T8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" style:parent-style-name="Normal" style:family="paragraph">
      <style:paragraph-properties fo:margin-top="0.0694in" fo:margin-bottom="0.0694in" fo:line-height="100%"/>
    </style:style>
    <style:style style:name="T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6" style:parent-style-name="Normal" style:family="paragraph">
      <style:paragraph-properties fo:margin-top="0.0694in" fo:margin-bottom="0.0694in" fo:line-height="100%"/>
    </style:style>
    <style:style style:name="T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0" style:parent-style-name="Normal" style:family="paragraph">
      <style:paragraph-properties fo:margin-top="0.0694in" fo:margin-bottom="0.0694in" fo:line-height="100%"/>
    </style:style>
    <style:style style:name="T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" style:parent-style-name="Normal" style:family="paragraph">
      <style:paragraph-properties fo:margin-bottom="0in" fo:line-height="100%"/>
    </style:style>
    <style:style style:name="T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9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98" style:parent-style-name="Normal" style:family="paragraph">
      <style:paragraph-properties fo:margin-top="0.0694in" fo:margin-bottom="0.0694in" fo:line-height="100%"/>
    </style:style>
    <style:style style:name="T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" style:parent-style-name="Normal" style:family="paragraph">
      <style:paragraph-properties fo:margin-top="0.0694in" fo:margin-bottom="0.0694in" fo:line-height="100%"/>
    </style:style>
    <style:style style:name="T10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5" style:parent-style-name="Normal" style:family="paragraph">
      <style:paragraph-properties fo:margin-top="0.0694in" fo:margin-bottom="0.0694in" fo:line-height="100%"/>
    </style:style>
    <style:style style:name="T10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" style:parent-style-name="Normal" style:family="paragraph">
      <style:paragraph-properties fo:margin-top="0.0694in" fo:margin-bottom="0.0694in" fo:line-height="100%"/>
    </style:style>
    <style:style style:name="T10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1" style:parent-style-name="Normal" style:family="paragraph">
      <style:paragraph-properties fo:margin-top="0.0694in" fo:margin-bottom="0.0694in" fo:line-height="100%"/>
    </style:style>
    <style:style style:name="T1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1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19" style:parent-style-name="Normal" style:family="paragraph">
      <style:paragraph-properties fo:margin-top="0.0694in" fo:margin-bottom="0.0694in" fo:line-height="100%"/>
    </style:style>
    <style:style style:name="T1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3" style:parent-style-name="Normal" style:family="paragraph">
      <style:paragraph-properties fo:margin-top="0.0694in" fo:margin-bottom="0.0694in" fo:line-height="100%"/>
    </style:style>
    <style:style style:name="T12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6" style:parent-style-name="Normal" style:family="paragraph">
      <style:paragraph-properties fo:margin-top="0.0694in" fo:margin-bottom="0.0694in" fo:line-height="100%"/>
    </style:style>
    <style:style style:name="T1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2" style:parent-style-name="Normal" style:family="paragraph">
      <style:paragraph-properties fo:margin-top="0.0694in" fo:margin-bottom="0.0694in" fo:line-height="100%"/>
    </style:style>
    <style:style style:name="T1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9" style:parent-style-name="Normal" style:family="paragraph">
      <style:paragraph-properties fo:margin-top="0.0694in" fo:margin-bottom="0.0694in" fo:line-height="100%"/>
    </style:style>
    <style:style style:name="T1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3" style:parent-style-name="Normal" style:family="paragraph">
      <style:paragraph-properties fo:margin-bottom="0in" fo:line-height="100%"/>
    </style:style>
    <style:style style:name="T1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4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47" style:parent-style-name="Normal" style:family="paragraph">
      <style:paragraph-properties fo:margin-top="0.0694in" fo:margin-bottom="0.0694in" fo:line-height="100%"/>
    </style:style>
    <style:style style:name="T1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1" style:parent-style-name="Normal" style:family="paragraph">
      <style:paragraph-properties fo:margin-top="0.0694in" fo:margin-bottom="0.0694in" fo:line-height="100%"/>
    </style:style>
    <style:style style:name="T15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4" style:parent-style-name="Normal" style:family="paragraph">
      <style:paragraph-properties fo:margin-top="0.0694in" fo:margin-bottom="0.0694in" fo:line-height="100%"/>
    </style:style>
    <style:style style:name="T1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7" style:parent-style-name="Normal" style:family="paragraph">
      <style:paragraph-properties fo:margin-top="0.0694in" fo:margin-bottom="0.0694in" fo:line-height="100%"/>
    </style:style>
    <style:style style:name="T1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1" style:parent-style-name="Normal" style:family="paragraph">
      <style:paragraph-properties fo:margin-top="0.0694in" fo:margin-bottom="0.0694in" fo:line-height="100%"/>
    </style:style>
    <style:style style:name="T16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5" style:parent-style-name="Normal" style:family="paragraph">
      <style:paragraph-properties fo:margin-bottom="0in" fo:line-height="100%"/>
    </style:style>
    <style:style style:name="T1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6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69" style:parent-style-name="Normal" style:family="paragraph">
      <style:paragraph-properties fo:margin-top="0.0694in" fo:margin-bottom="0.0694in" fo:line-height="100%"/>
    </style:style>
    <style:style style:name="T1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3" style:parent-style-name="Normal" style:family="paragraph">
      <style:paragraph-properties fo:margin-top="0.0694in" fo:margin-bottom="0.0694in" fo:line-height="100%"/>
    </style:style>
    <style:style style:name="T17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6" style:parent-style-name="Normal" style:family="paragraph">
      <style:paragraph-properties fo:margin-top="0.0694in" fo:margin-bottom="0.0694in" fo:line-height="100%"/>
    </style:style>
    <style:style style:name="T1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2" style:parent-style-name="Normal" style:family="paragraph">
      <style:paragraph-properties fo:margin-top="0.0694in" fo:margin-bottom="0.0694in" fo:line-height="100%"/>
    </style:style>
    <style:style style:name="T1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6" style:parent-style-name="Normal" style:family="paragraph">
      <style:paragraph-properties fo:margin-top="0.0694in" fo:margin-bottom="0.0694in" fo:line-height="100%"/>
    </style:style>
    <style:style style:name="T1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0" style:parent-style-name="Normal" style:family="paragraph">
      <style:paragraph-properties fo:margin-bottom="0in" fo:line-height="100%"/>
    </style:style>
    <style:style style:name="T1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9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94" style:parent-style-name="Normal" style:family="paragraph">
      <style:paragraph-properties fo:margin-top="0.0694in" fo:margin-bottom="0.0694in" fo:line-height="100%"/>
    </style:style>
    <style:style style:name="T1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8" style:parent-style-name="Normal" style:family="paragraph">
      <style:paragraph-properties fo:margin-top="0.0694in" fo:margin-bottom="0.0694in" fo:line-height="100%"/>
    </style:style>
    <style:style style:name="T19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1" style:parent-style-name="Normal" style:family="paragraph">
      <style:paragraph-properties fo:margin-top="0.0694in" fo:margin-bottom="0.0694in" fo:line-height="100%"/>
    </style:style>
    <style:style style:name="T20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4" style:parent-style-name="Normal" style:family="paragraph">
      <style:paragraph-properties fo:margin-top="0.0694in" fo:margin-bottom="0.0694in" fo:line-height="100%"/>
    </style:style>
    <style:style style:name="T2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8" style:parent-style-name="Normal" style:family="paragraph">
      <style:paragraph-properties fo:margin-top="0.0694in" fo:margin-bottom="0.0694in" fo:line-height="100%"/>
    </style:style>
    <style:style style:name="T20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4" style:parent-style-name="Normal" style:family="paragraph">
      <style:paragraph-properties fo:margin-bottom="0in" fo:line-height="100%"/>
    </style:style>
    <style:style style:name="T2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21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18" style:parent-style-name="Normal" style:family="paragraph">
      <style:paragraph-properties fo:margin-top="0.0694in" fo:margin-bottom="0.0694in" fo:line-height="100%"/>
    </style:style>
    <style:style style:name="T2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1" style:parent-style-name="Normal" style:family="paragraph">
      <style:paragraph-properties fo:margin-top="0.0694in" fo:margin-bottom="0.0694in" fo:line-height="100%"/>
    </style:style>
    <style:style style:name="T2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5" style:parent-style-name="Normal" style:family="paragraph">
      <style:paragraph-properties fo:margin-top="0.0694in" fo:margin-bottom="0.0694in" fo:line-height="100%"/>
    </style:style>
    <style:style style:name="T22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8" style:parent-style-name="Normal" style:family="paragraph">
      <style:paragraph-properties fo:margin-top="0.0694in" fo:margin-bottom="0.0694in" fo:line-height="100%"/>
    </style:style>
    <style:style style:name="T2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4" style:parent-style-name="Normal" style:family="paragraph">
      <style:paragraph-properties fo:margin-bottom="0in" fo:line-height="100%"/>
    </style:style>
    <style:style style:name="T2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23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38" style:parent-style-name="Normal" style:family="paragraph">
      <style:paragraph-properties fo:margin-top="0.0694in" fo:margin-bottom="0.0694in" fo:line-height="100%"/>
    </style:style>
    <style:style style:name="T2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1" style:parent-style-name="Normal" style:family="paragraph">
      <style:paragraph-properties fo:margin-top="0.0694in" fo:margin-bottom="0.0694in" fo:line-height="100%"/>
    </style:style>
    <style:style style:name="T2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5" style:parent-style-name="Normal" style:family="paragraph">
      <style:paragraph-properties fo:margin-top="0.0694in" fo:margin-bottom="0.0694in" fo:line-height="100%"/>
    </style:style>
    <style:style style:name="T2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9" style:parent-style-name="Normal" style:family="paragraph">
      <style:paragraph-properties fo:margin-top="0.0694in" fo:margin-bottom="0.0694in" fo:line-height="100%"/>
    </style:style>
    <style:style style:name="T2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3" style:parent-style-name="Normal" style:family="paragraph">
      <style:paragraph-properties fo:margin-bottom="0in" fo:line-height="100%"/>
    </style:style>
    <style:style style:name="T2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25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57" style:parent-style-name="Normal" style:family="paragraph">
      <style:paragraph-properties fo:margin-top="0.0694in" fo:margin-bottom="0.0694in" fo:line-height="100%"/>
    </style:style>
    <style:style style:name="T25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0" style:parent-style-name="Normal" style:family="paragraph">
      <style:paragraph-properties fo:margin-top="0.0694in" fo:margin-bottom="0.0694in" fo:line-height="100%"/>
    </style:style>
    <style:style style:name="T26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6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3" style:parent-style-name="Normal" style:family="paragraph">
      <style:paragraph-properties fo:margin-top="0.0694in" fo:margin-bottom="0.0694in" fo:line-height="100%"/>
    </style:style>
    <style:style style:name="T2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7" style:parent-style-name="Normal" style:family="paragraph">
      <style:paragraph-properties fo:margin-top="0.0694in" fo:margin-bottom="0.0694in" fo:line-height="100%"/>
    </style:style>
    <style:style style:name="T2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1" style:parent-style-name="Normal" style:family="paragraph">
      <style:paragraph-properties fo:margin-bottom="0in" fo:line-height="100%"/>
    </style:style>
    <style:style style:name="T2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274" style:parent-style-name="Normal" style:family="paragraph">
      <style:paragraph-properties fo:margin-top="0.0694in" fo:margin-bottom="0.0694in" fo:line-height="100%"/>
    </style:style>
    <style:style style:name="T27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276" style:parent-style-name="Normal" style:family="paragraph">
      <style:paragraph-properties fo:margin-top="0.0694in" fo:margin-bottom="0.0694in" fo:line-height="100%"/>
    </style:style>
    <style:style style:name="T27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1" style:parent-style-name="Normal" style:family="paragraph">
      <style:paragraph-properties fo:margin-top="0.0694in" fo:margin-bottom="0.0694in" fo:line-height="100%"/>
    </style:style>
    <style:style style:name="T28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6" style:parent-style-name="Normal" style:family="paragraph">
      <style:paragraph-properties fo:margin-top="0.0694in" fo:margin-bottom="0.0694in" fo:line-height="100%"/>
    </style:style>
    <style:style style:name="T28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1" style:parent-style-name="Normal" style:family="paragraph">
      <style:paragraph-properties fo:margin-top="0.0694in" fo:margin-bottom="0.0694in" fo:line-height="100%"/>
    </style:style>
    <style:style style:name="T2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This document contains data on the frequency and distribution of MRSA-related genes and mutations across different environments (animals, humans, and surroundings). Here are the key insights:</text:p>
      <text:list text:style-name="LFO1" text:continue-numbering="true">
        <text:list-item>
          <text:p text:style-name="P2"><text:span text:style-name="T3">Common MRSA Genes Across Samples</text:span><text:span text:style-name="T4">:</text:span></text:p>
          <text:list text:continue-numbering="true">
            <text:list-item>
              <text:p text:style-name="P5"><text:span text:style-name="T6">The most frequent genes across all sources (animals, environment, humans) are<text:s/></text:span><text:span text:style-name="T7">mepA, mecA, tet(38), blaI, blaR1, blaZ, and fosB</text:span><text:span text:style-name="T8">.</text:span></text:p>
            </text:list-item>
            <text:list-item>
              <text:p text:style-name="P9">These genes are known for their roles in antibiotic resistance, particularly against β-lactams (bla genes), tetracyclines (tet genes), and other antimicrobial agents.</text:p>
            </text:list-item>
          </text:list>
        </text:list-item>
        <text:list-item>
          <text:p text:style-name="P10"><text:span text:style-name="T11">Mutation Distribution</text:span><text:span text:style-name="T12">:</text:span></text:p>
          <text:list text:continue-numbering="true">
            <text:list-item>
              <text:p text:style-name="P13"><text:span text:style-name="T14">The most common mutations in<text:s/></text:span><text:span text:style-name="T15">animals</text:span><text:span text:style-name="T16"><text:s/>include<text:s/></text:span><text:span text:style-name="T17">murA_E291D, glpT_A100V, and murA_D278E</text:span><text:span text:style-name="T18">.</text:span></text:p>
            </text:list-item>
            <text:list-item>
              <text:p text:style-name="P19"><text:span text:style-name="T20">In<text:s/></text:span><text:span text:style-name="T21">humans</text:span><text:span text:style-name="T22">, frequent mutations are<text:s/></text:span><text:span text:style-name="T23">gyrA_S84L, parC_S80Y, and murA_G257D</text:span><text:span text:style-name="T24">, which are known for fluoroquinolone resistance.</text:span></text:p>
            </text:list-item>
          </text:list>
        </text:list-item>
        <text:list-item>
          <text:p text:style-name="P25"><text:span text:style-name="T26">Comparison Between Animals, Environment, and Humans</text:span><text:span text:style-name="T27">:</text:span></text:p>
          <text:list text:continue-numbering="true">
            <text:list-item>
              <text:p text:style-name="P28"><text:span text:style-name="T29">The<text:s/></text:span><text:span text:style-name="T30">mecA</text:span><text:span text:style-name="T31"><text:s/>gene (responsible for methicillin resistance) appears in all categories but is more frequent in<text:s/></text:span><text:span text:style-name="T32">human isolates</text:span><text:span text:style-name="T33"><text:s/>(8.3%) than in<text:s/></text:span><text:span text:style-name="T34">animals (9.3%) and the environment (8.1%)</text:span><text:span text:style-name="T35">.</text:span></text:p>
            </text:list-item>
            <text:list-item>
              <text:p text:style-name="P36"><text:span text:style-name="T37">mepA and tet(38)</text:span><text:span text:style-name="T38"><text:s/>are consistently among the most abundant resistance genes.</text:span></text:p>
            </text:list-item>
          </text:list>
        </text:list-item>
        <text:list-item>
          <text:p text:style-name="P39"><text:span text:style-name="T40">Geographical Distribution</text:span><text:span text:style-name="T41">:</text:span></text:p>
          <text:list text:continue-numbering="true">
            <text:list-item>
              <text:p text:style-name="P42"><text:span text:style-name="T43">The genes have been detected worldwide, with varying frequencies in<text:s/></text:span><text:span text:style-name="T44">China, USA, Europe, and South America</text:span><text:span text:style-name="T45">.</text:span></text:p>
            </text:list-item>
            <text:list-item>
              <text:p text:style-name="P46"><text:span text:style-name="T47">Some genes, like<text:s/></text:span><text:span text:style-name="T48">mecA and bla genes</text:span><text:span text:style-name="T49">, show higher prevalence in<text:s/></text:span><text:span text:style-name="T50">USA and European samples</text:span><text:span text:style-name="T51">.</text:span></text:p>
            </text:list-item>
          </text:list>
        </text:list-item>
        <text:list-item>
          <text:p text:style-name="P52"><text:span text:style-name="T53">Emerging Resistance Markers</text:span><text:span text:style-name="T54">:</text:span></text:p>
          <text:list text:continue-numbering="true">
            <text:list-item>
              <text:p text:style-name="P55"><text:span text:style-name="T56">Some less frequent genes, such as<text:s/></text:span><text:span text:style-name="T57">mph(C) (macrolide resistance) and msr(A) (efflux pump for macrolides),</text:span><text:span text:style-name="T58"><text:s/>indicate evolving antibiotic resistance.</text:span></text:p>
            </text:list-item>
          </text:list>
        </text:list-item>
      </text:list>
      <text:p text:style-name="P59">Would you like a deeper statistical analysis, visualization, or a summary focusing on specific comparisons?</text:p>
      <text:p text:style-name="P60">4o</text:p>
      <text:p text:style-name="P61">You said:</text:p>
      <text:p text:style-name="P62">Please explain all the tables and figures one after the other</text:p>
      <text:p text:style-name="P63">ChatGPT said:</text:p>
      <text:p text:style-name="P64">ChatGPT</text:p>
      <text:p text:style-name="P65">Let's go through the tables and figures systematically, explaining their significance and insights.</text:p>
      <text:p text:style-name="P66"><text:span text:style-name="T67"><draw:custom-shape svg:x="0in" svg:y="0in" svg:width="6.5in" svg:height="0.025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68">Table 1: Frequency of the Genes Isolated from Animals</text:p>
      <text:soft-page-break/>
      <text:p text:style-name="P69">Key Observations:</text:p>
      <text:list text:style-name="LFO2" text:continue-numbering="true">
        <text:list-item>
          <text:p text:style-name="P70"><text:span text:style-name="T71">The most frequent genes in<text:s/></text:span><text:span text:style-name="T72">animal samples</text:span><text:span text:style-name="T73"><text:s/>are:</text:span></text:p>
          <text:list text:continue-numbering="true">
            <text:list-item>
              <text:p text:style-name="P74"><text:span text:style-name="T75">mepA (11.6%)</text:span><text:span text:style-name="T76"><text:s/>- Efflux pump associated with antimicrobial resistance.</text:span></text:p>
            </text:list-item>
            <text:list-item>
              <text:p text:style-name="P77"><text:span text:style-name="T78">tet(38) (11.2%)</text:span><text:span text:style-name="T79"><text:s/>- Tetracycline resistance gene.</text:span></text:p>
            </text:list-item>
            <text:list-item>
              <text:p text:style-name="P80"><text:span text:style-name="T81">blaI (9.8%), blaZ (9.3%), blaR1 (7.3%)</text:span><text:span text:style-name="T82"><text:s/>- β-lactam resistance genes.</text:span></text:p>
            </text:list-item>
            <text:list-item>
              <text:p text:style-name="P83"><text:span text:style-name="T84">mecA (9.3%)</text:span><text:span text:style-name="T85"><text:s/>- The key methicillin resistance gene in MRSA.</text:span></text:p>
            </text:list-item>
          </text:list>
        </text:list-item>
        <text:list-item>
          <text:p text:style-name="P86"><text:span text:style-name="T87">Other resistance genes like<text:s/></text:span><text:span text:style-name="T88">fosB (4.5%) (Fosfomycin resistance), erm(C) (3%) (Macrolide resistance), tet(K) (2.6%) (Tetracycline resistance)</text:span><text:span text:style-name="T89"><text:s/>were present at lower frequencies.</text:span></text:p>
        </text:list-item>
      </text:list>
      <text:p text:style-name="P90"><text:span text:style-name="T91">This table highlights that<text:s/></text:span><text:span text:style-name="T92">MRSA in animals harbors a significant number of antibiotic resistance genes</text:span><text:span text:style-name="T93">, particularly against β-lactams, tetracyclines, and macrolides.</text:span></text:p>
      <text:p text:style-name="P94"><text:span text:style-name="T95"><draw:custom-shape svg:x="0in" svg:y="0in" svg:width="6.5in" svg:height="0.025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96">Table 2: Frequency of the Mutations Isolated from Animals</text:p>
      <text:p text:style-name="P97">Key Observations:</text:p>
      <text:list text:style-name="LFO3" text:continue-numbering="true">
        <text:list-item>
          <text:p text:style-name="P98"><text:span text:style-name="T99">The most common mutations found in<text:s/></text:span><text:span text:style-name="T100">animal MRSA isolates</text:span><text:span text:style-name="T101">:</text:span></text:p>
          <text:list text:continue-numbering="true">
            <text:list-item>
              <text:p text:style-name="P102"><text:span text:style-name="T103">murA_E291D (15%) &amp; murA_D278E (11.6%)</text:span><text:span text:style-name="T104"><text:s/>- These mutations suggest fosfomycin resistance.</text:span></text:p>
            </text:list-item>
            <text:list-item>
              <text:p text:style-name="P105"><text:span text:style-name="T106">glpT_A100V (14.5%) &amp; glpT_F3I (11.6%)</text:span><text:span text:style-name="T107"><text:s/>- Possibly affecting bacterial metabolism.</text:span></text:p>
            </text:list-item>
            <text:list-item>
              <text:p text:style-name="P108"><text:span text:style-name="T109">gyrA_S84L (6.9%) &amp; parC_S80F (6.9%)</text:span><text:span text:style-name="T110"><text:s/>- Associated with fluoroquinolone resistance.</text:span></text:p>
            </text:list-item>
          </text:list>
        </text:list-item>
      </text:list>
      <text:p text:style-name="P111"><text:span text:style-name="T112">This table suggests<text:s/></text:span><text:span text:style-name="T113">fluoroquinolone resistance and fosfomycin resistance are increasing in animal MRSA isolates</text:span><text:span text:style-name="T114">.</text:span></text:p>
      <text:p text:style-name="P115"><text:span text:style-name="T116"><draw:custom-shape svg:x="0in" svg:y="0in" svg:width="6.5in" svg:height="0.025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117">Table 3: Frequency of the Genes Isolated from the Environment</text:p>
      <text:p text:style-name="P118">Key Observations:</text:p>
      <text:list text:style-name="LFO4" text:continue-numbering="true">
        <text:list-item>
          <text:p text:style-name="P119"><text:span text:style-name="T120">The most common genes found in<text:s/></text:span><text:span text:style-name="T121">environmental samples</text:span><text:span text:style-name="T122">:</text:span></text:p>
          <text:list text:continue-numbering="true">
            <text:list-item>
              <text:p text:style-name="P123"><text:span text:style-name="T124">mepA (8.2%), mecA (8.1%), tet(38) (8%), blaI (7.7%), blaR1 (7.5%), blaZ (7.2%)</text:span><text:span text:style-name="T125">.</text:span></text:p>
            </text:list-item>
            <text:list-item>
              <text:p text:style-name="P126"><text:span text:style-name="T127">These genes show a similar trend to those found in<text:s/></text:span><text:span text:style-name="T128">animal isolates</text:span><text:span text:style-name="T129">, suggesting<text:s/></text:span><text:span text:style-name="T130">environmental reservoirs play a key role in MRSA transmission</text:span><text:span text:style-name="T131">.</text:span></text:p>
            </text:list-item>
          </text:list>
        </text:list-item>
        <text:list-item>
          <text:p text:style-name="P132"><text:span text:style-name="T133">fosB (6.8%)</text:span><text:span text:style-name="T134"><text:s/>appears at a<text:s/></text:span><text:span text:style-name="T135">higher frequency</text:span><text:span text:style-name="T136"><text:s/>compared to<text:s/></text:span><text:span text:style-name="T137">animal samples</text:span><text:span text:style-name="T138">, indicating a potential environmental selection pressure for fosfomycin resistance.</text:span></text:p>
        </text:list-item>
      </text:list>
      <text:p text:style-name="P139"><text:span text:style-name="T140">This table suggests that<text:s/></text:span><text:span text:style-name="T141">the environment is a major reservoir for resistance genes</text:span><text:span text:style-name="T142"><text:s/>and plays a role in spreading MRSA between animals and humans.</text:span></text:p>
      <text:p text:style-name="P143"><text:span text:style-name="T144"><draw:custom-shape svg:x="0in" svg:y="0in" svg:width="6.5in" svg:height="0.025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145">Table 4: Frequency of the Mutations Isolated from the Environment</text:p>
      <text:p text:style-name="P146">Key Observations:</text:p>
      <text:list text:style-name="LFO5" text:continue-numbering="true">
        <text:list-item>
          <text:p text:style-name="P147"><text:span text:style-name="T148">The most frequent mutations in<text:s/></text:span><text:span text:style-name="T149">environmental MRSA isolates</text:span><text:span text:style-name="T150">:</text:span></text:p>
          <text:list text:continue-numbering="true">
            <text:list-item>
              <text:p text:style-name="P151"><text:span text:style-name="T152">gyrA_S84L (21.6%) &amp; parC_S80Y (21%)</text:span><text:span text:style-name="T153"><text:s/>- Strong indicators of fluoroquinolone resistance.</text:span></text:p>
            </text:list-item>
            <text:list-item>
              <text:p text:style-name="P154"><text:span text:style-name="T155">murA_G257D (8.9%) &amp; murA_E291D (3.8%)</text:span><text:span text:style-name="T156"><text:s/>- Associated with fosfomycin resistance.</text:span></text:p>
            </text:list-item>
            <text:list-item>
              <text:p text:style-name="P157"><text:span text:style-name="T158">Other mutations such as<text:s/></text:span><text:span text:style-name="T159">glpT_A100V (4.1%)</text:span><text:span text:style-name="T160"><text:s/>indicate bacterial adaptations.</text:span></text:p>
            </text:list-item>
          </text:list>
        </text:list-item>
      </text:list>
      <text:p text:style-name="P161"><text:span text:style-name="T162">This suggests that<text:s/></text:span><text:span text:style-name="T163">MRSA in the environment is evolving resistance to fluoroquinolones at a high rate</text:span><text:span text:style-name="T164">.</text:span></text:p>
      <text:p text:style-name="P165"><text:span text:style-name="T166"><draw:custom-shape svg:x="0in" svg:y="0in" svg:width="6.5in" svg:height="0.025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span></text:p>
      <text:p text:style-name="P167">Table 5: Frequency of the Genes Isolated from Humans</text:p>
      <text:p text:style-name="P168">Key Observations:</text:p>
      <text:list text:style-name="LFO6" text:continue-numbering="true">
        <text:list-item>
          <text:p text:style-name="P169"><text:span text:style-name="T170">The most common<text:s/></text:span><text:span text:style-name="T171">human MRSA genes</text:span><text:span text:style-name="T172">:</text:span></text:p>
          <text:list text:continue-numbering="true">
            <text:list-item>
              <text:p text:style-name="P173"><text:span text:style-name="T174">mepA (8.6%), mecA (8.3%), tet(38) (8.3%), blaI (7.9%), fosB (7.5%)</text:span><text:span text:style-name="T175">.</text:span></text:p>
            </text:list-item>
            <text:list-item>
              <text:p text:style-name="P176"><text:span text:style-name="T177">There are<text:s/></text:span><text:span text:style-name="T178">higher frequencies of macrolide resistance genes (mph(C), msr(A), erm(A))</text:span><text:span text:style-name="T179"><text:s/>in<text:s/></text:span><text:span text:style-name="T180">human samples compared to animals and the environment</text:span><text:span text:style-name="T181">.</text:span></text:p>
            </text:list-item>
            <text:list-item>
              <text:p text:style-name="P182"><text:span text:style-name="T183">This suggests a<text:s/></text:span><text:span text:style-name="T184">higher antibiotic selection pressure in humans</text:span><text:span text:style-name="T185">, possibly due to frequent antibiotic use.</text:span></text:p>
            </text:list-item>
          </text:list>
        </text:list-item>
      </text:list>
      <text:p text:style-name="P186"><text:span text:style-name="T187">This indicates that<text:s/></text:span><text:span text:style-name="T188">human MRSA isolates show a broader spectrum of resistance genes</text:span><text:span text:style-name="T189">, reflecting exposure to multiple antibiotic classes.</text:span></text:p>
      <text:p text:style-name="P190"><text:span text:style-name="T191"><draw:custom-shape svg:x="0in" svg:y="0in" svg:width="6.5in" svg:height="0.025in" draw:z-index="0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span></text:p>
      <text:p text:style-name="P192">Table 6: Frequency of the Mutations Isolated from Humans</text:p>
      <text:p text:style-name="P193">Key Observations:</text:p>
      <text:soft-page-break/>
      <text:list text:style-name="LFO7" text:continue-numbering="true">
        <text:list-item>
          <text:p text:style-name="P194"><text:span text:style-name="T195">The most common<text:s/></text:span><text:span text:style-name="T196">mutations in human MRSA isolates</text:span><text:span text:style-name="T197">:</text:span></text:p>
          <text:list text:continue-numbering="true">
            <text:list-item>
              <text:p text:style-name="P198"><text:span text:style-name="T199">gyrA_S84L (20.5%) &amp; parC_S80Y (17.3%)</text:span><text:span text:style-name="T200"><text:s/>- Indicate high-level fluoroquinolone resistance.</text:span></text:p>
            </text:list-item>
            <text:list-item>
              <text:p text:style-name="P201"><text:span text:style-name="T202">murA_G257D (10.2%)</text:span><text:span text:style-name="T203"><text:s/>- Shows fosfomycin resistance.</text:span></text:p>
            </text:list-item>
            <text:list-item>
              <text:p text:style-name="P204"><text:span text:style-name="T205">Other mutations such as<text:s/></text:span><text:span text:style-name="T206">parC_E84G (8.5%)</text:span><text:span text:style-name="T207"><text:s/>further reinforce quinolone resistance.</text:span></text:p>
            </text:list-item>
          </text:list>
        </text:list-item>
      </text:list>
      <text:p text:style-name="P208"><text:span text:style-name="T209">Human MRSA isolates show<text:s/></text:span><text:span text:style-name="T210">the highest fluoroquinolone resistance levels</text:span><text:span text:style-name="T211">, suggesting<text:s/></text:span><text:span text:style-name="T212">strong antibiotic selection pressure in medical settings</text:span><text:span text:style-name="T213">.</text:span></text:p>
      <text:p text:style-name="P214"><text:span text:style-name="T215"><draw:custom-shape svg:x="0in" svg:y="0in" svg:width="6.5in" svg:height="0.025in" draw:z-index="0" draw:id="id6" draw:style-name="a6" draw:name="Horizontal Line 7" text:anchor-type="as-char"><svg:title/><svg:desc/><draw:enhanced-geometry draw:type="non-primitive" svg:viewBox="0 0 21600 21600" draw:enhanced-path="M 0 0 L 21600 0 21600 21600 0 21600 Z N"/></draw:custom-shape></text:span></text:p>
      <text:p text:style-name="P216">Table 7: The Distribution of MRSA Genes in the Environment Across Locations</text:p>
      <text:p text:style-name="P217">Key Observations:</text:p>
      <text:list text:style-name="LFO8" text:continue-numbering="true">
        <text:list-item>
          <text:p text:style-name="P218"><text:span text:style-name="T219">Highest MRSA gene detection in the USA (Baltimore, MD)</text:span><text:span text:style-name="T220"><text:s/>compared to other locations.</text:span></text:p>
        </text:list-item>
        <text:list-item>
          <text:p text:style-name="P221"><text:span text:style-name="T222">Genes like<text:s/></text:span><text:span text:style-name="T223">mecA, blaI, blaR1, blaZ, tet(38), mepA</text:span><text:span text:style-name="T224"><text:s/>are common across different countries.</text:span></text:p>
        </text:list-item>
        <text:list-item>
          <text:p text:style-name="P225"><text:span text:style-name="T226">Some resistance genes (ant(9)-Ia, dfrG, aadD1, mecR1, mph(C)) appear at higher frequencies in the USA</text:span><text:span text:style-name="T227">.</text:span></text:p>
        </text:list-item>
      </text:list>
      <text:p text:style-name="P228"><text:span text:style-name="T229">This suggests<text:s/></text:span><text:span text:style-name="T230">geographical differences in MRSA gene distribution</text:span><text:span text:style-name="T231">, possibly due to<text:s/></text:span><text:span text:style-name="T232">differences in antibiotic use policies and environmental conditions</text:span><text:span text:style-name="T233">.</text:span></text:p>
      <text:p text:style-name="P234"><text:span text:style-name="T235"><draw:custom-shape svg:x="0in" svg:y="0in" svg:width="6.5in" svg:height="0.025in" draw:z-index="0" draw:id="id7" draw:style-name="a7" draw:name="Horizontal Line 8" text:anchor-type="as-char"><svg:title/><svg:desc/><draw:enhanced-geometry draw:type="non-primitive" svg:viewBox="0 0 21600 21600" draw:enhanced-path="M 0 0 L 21600 0 21600 21600 0 21600 Z N"/></draw:custom-shape></text:span></text:p>
      <text:p text:style-name="P236">Table 8: The Distribution of MRSA Genes in Humans Across Locations</text:p>
      <text:p text:style-name="P237">Key Observations:</text:p>
      <text:list text:style-name="LFO9" text:continue-numbering="true">
        <text:list-item>
          <text:p text:style-name="P238"><text:span text:style-name="T239">Highest prevalence of MRSA genes in the USA (Baltimore, MD and Torrance, CA)</text:span><text:span text:style-name="T240">.</text:span></text:p>
        </text:list-item>
        <text:list-item>
          <text:p text:style-name="P241"><text:span text:style-name="T242">Other locations (Brazil, Colombia, Tanzania) show<text:s/></text:span><text:span text:style-name="T243">lower MRSA gene frequency</text:span><text:span text:style-name="T244">.</text:span></text:p>
        </text:list-item>
        <text:list-item>
          <text:p text:style-name="P245"><text:span text:style-name="T246">The presence of<text:s/></text:span><text:span text:style-name="T247">mecA, mecI, mecR1, mph(C), fosB, tet(38)</text:span><text:span text:style-name="T248"><text:s/>is common across countries.</text:span></text:p>
        </text:list-item>
      </text:list>
      <text:p text:style-name="P249"><text:span text:style-name="T250">This suggests<text:s/></text:span><text:span text:style-name="T251">a global spread of MRSA resistance genes, with the USA showing the highest rates</text:span><text:span text:style-name="T252">.</text:span></text:p>
      <text:p text:style-name="P253"><text:span text:style-name="T254"><draw:custom-shape svg:x="0in" svg:y="0in" svg:width="6.5in" svg:height="0.025in" draw:z-index="0" draw:id="id8" draw:style-name="a8" draw:name="Horizontal Line 9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P255">Table 9: MRSA Gene Distribution Across Different Countries</text:p>
      <text:p text:style-name="P256">Key Observations:</text:p>
      <text:list text:style-name="LFO10" text:continue-numbering="true">
        <text:list-item>
          <text:p text:style-name="P257"><text:span text:style-name="T258">Higher resistance gene diversity in France, China, and India</text:span><text:span text:style-name="T259">.</text:span></text:p>
        </text:list-item>
        <text:list-item>
          <text:p text:style-name="P260"><text:span text:style-name="T261">Lower resistance gene detection in Australia, Norway, and Sweden</text:span><text:span text:style-name="T262">.</text:span></text:p>
        </text:list-item>
        <text:list-item>
          <text:p text:style-name="P263"><text:span text:style-name="T264">Common genes across countries:<text:s/></text:span><text:span text:style-name="T265">mecA, blaI, tet(38), mepA, fosB</text:span><text:span text:style-name="T266">.</text:span></text:p>
        </text:list-item>
      </text:list>
      <text:p text:style-name="P267"><text:span text:style-name="T268">This suggests<text:s/></text:span><text:span text:style-name="T269">variations in MRSA resistance based on geography, antibiotic usage, and healthcare practices</text:span><text:span text:style-name="T270">.</text:span></text:p>
      <text:p text:style-name="P271"><text:span text:style-name="T272"><draw:custom-shape svg:x="0in" svg:y="0in" svg:width="6.5in" svg:height="0.025in" draw:z-index="0" draw:id="id9" draw:style-name="a9" draw:name="Horizontal Line 10" text:anchor-type="as-char"><svg:title/><svg:desc/><draw:enhanced-geometry draw:type="non-primitive" svg:viewBox="0 0 21600 21600" draw:enhanced-path="M 0 0 L 21600 0 21600 21600 0 21600 Z N"/></draw:custom-shape></text:span></text:p>
      <text:p text:style-name="P273">Figures</text:p>
      <text:list text:style-name="LFO11" text:continue-numbering="true">
        <text:list-item>
          <text:p text:style-name="P274"><text:span text:style-name="T275">Figures likely depict graphical representations of the data from tables.</text:span></text:p>
        </text:list-item>
        <text:list-item>
          <text:p text:style-name="P276"><text:span text:style-name="T277">Figure 1:</text:span><text:span text:style-name="T278"><text:s/>May show<text:s/></text:span><text:span text:style-name="T279">gene distribution across different hosts (animals, humans, environment)</text:span><text:span text:style-name="T280">.</text:span></text:p>
        </text:list-item>
        <text:list-item>
          <text:p text:style-name="P281"><text:span text:style-name="T282">Figure 2:</text:span><text:span text:style-name="T283"><text:s/>Likely illustrates<text:s/></text:span><text:span text:style-name="T284">mutation frequencies in different environments</text:span><text:span text:style-name="T285">.</text:span></text:p>
        </text:list-item>
        <text:list-item>
          <text:p text:style-name="P286"><text:span text:style-name="T287">Figure 3:</text:span><text:span text:style-name="T288"><text:s/>Probably<text:s/></text:span><text:span text:style-name="T289">compares MRSA genes across geographical locations</text:span><text:span text:style-name="T290">.</text:span></text:p>
        </text:list-item>
      </text:list>
      <text:p text:style-name="P291"><text:span text:style-name="T292">Would you like<text:s/></text:span><text:span text:style-name="T293">graphs, statistical comparisons, or additional interpretations</text:span><text:span text:style-name="T294"><text:s/>of specific findings?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auto-update="true" style:default-outline-level="1">
      <style:paragraph-properties fo:keep-with-next="always" fo:keep-together="always" fo:text-align="justify" fo:margin-top="0.3333in" fo:margin-bottom="0in" fo:line-height="115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4pt" fo:language="en" fo:country="GB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Times New Roman" style:font-name-asian="Times New Roman" style:font-name-complex="Times New Roman" fo:font-size="12pt" style:font-size-asian="12pt" style:font-size-complex="13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hyphenate="false"/>
    </style:style>
    <style:style style:name="Heading5" style:display-name="Heading 5" style:family="paragraph" style:parent-style-name="Normal" style:default-outline-level="5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fo:hyphenate="false"/>
    </style:style>
    <style:style style:name="Heading6" style:display-name="Heading 6" style:family="paragraph" style:parent-style-name="Normal" style:default-outline-level="6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7.5pt" style:font-size-asian="7.5pt" style:font-size-complex="7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4pt" fo:language="en" fo:country="GB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3pt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Heading5Char" style:display-name="Heading 5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Heading6Char" style:display-name="Heading 6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7.5pt" style:font-size-asian="7.5pt" style:font-size-complex="7.5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overflow-hidden" style:display-name="overflow-hidde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6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5-02-03T19:13:00Z</meta:creation-date>
    <dc:date>2025-02-03T19:33:00Z</dc:date>
    <meta:template xlink:href="Normal" xlink:type="simple"/>
    <meta:editing-cycles>1</meta:editing-cycles>
    <meta:editing-duration>PT180S</meta:editing-duration>
    <meta:document-statistic meta:page-count="5" meta:paragraph-count="13" meta:word-count="1030" meta:character-count="6891" meta:row-count="48" meta:non-whitespace-character-count="5874"/>
  </office:meta>
</office:document-meta>
</file>